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075cm" draw:marker-end-width="0.075cm" draw:textarea-horizontal-align="justify" draw:textarea-vertical-align="top" draw:auto-grow-height="false" fo:min-height="6.25cm" fo:min-width="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075cm" draw:marker-end-width="0.075cm" draw:textarea-horizontal-align="justify" draw:textarea-vertical-align="top" draw:auto-grow-height="false" fo:min-height="3.75cm" fo:min-width="4.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075cm" draw:marker-end-width="0.075cm" draw:textarea-horizontal-align="justify" draw:textarea-vertical-align="middle" draw:auto-grow-height="false" fo:min-height="2.25cm" fo:min-width="4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075cm" draw:marker-end-width="0.0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075cm" draw:marker-end-width="0.075cm" draw:textarea-horizontal-align="justify" draw:textarea-vertical-align="top" draw:auto-grow-height="false" fo:min-height="6.2cm" fo:min-width="4.9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15cm" draw:marker-end-width="0.15cm" draw:textarea-horizontal-align="justify" draw:textarea-vertical-align="top" draw:auto-grow-height="false" fo:min-height="3.784cm" fo:min-width="4.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15cm" draw:marker-end-width="0.15cm" draw:textarea-horizontal-align="justify" draw:textarea-vertical-align="middle" draw:auto-grow-height="false" fo:min-height="2.284cm" fo:min-width="4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15cm" draw:marker-end-width="0.15cm" draw:textarea-horizontal-align="justify" draw:textarea-vertical-align="middle" draw:auto-grow-height="false" fo:min-height="2.25cm" fo:min-width="4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15cm" draw:marker-end-width="0.1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marker-start-width="0.35cm" draw:marker-end-width="0.35cm" draw:textarea-horizontal-align="justify" draw:textarea-vertical-align="top" draw:auto-grow-height="false" fo:min-height="2.458cm" fo:min-width="2.208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5cm" svg:height="6.5cm" svg:x="6.5cm" svg:y="1cm">
          <text:p text:style-name="P1">JBoss</text:p>
          <text:p text:style-name="P1">(NIS Explorer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4cm" svg:x="7cm" svg:y="3.5cm">
          <text:p text:style-name="P1">CIME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2.5cm" svg:x="7.5cm" svg:y="5cm">
          <text:p text:style-name="P1">CIMConnec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6.5cm" svg:x="19.5cm" svg:y="1cm">
          <text:p text:style-name="P1">Spark</text:p>
          <text:p text:style-name="P1">(AWS)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cm" svg:y1="6.5cm" svg:x2="19.5cm" svg:y2="6.5cm">
          <text:p text:style-name="P1">standalone: 7077</text:p>
          <text:p text:style-name="P1">Yarn: 8032</text:p>
          <text:p text:style-name="P1">HDFS: 9000</text:p>
          <text:p text:style-name="P1">etc.</text:p>
        </draw:line>
        <draw:custom-shape draw:style-name="gr5" draw:text-style-name="P1" draw:layer="layout" svg:width="5.5cm" svg:height="6.5cm" svg:x="6.5cm" svg:y="8.534cm">
          <text:p text:style-name="P1">JBoss</text:p>
          <text:p text:style-name="P1">(NIS Explorer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6.5cm" svg:x="19.5cm" svg:y="8.534cm">
          <text:p text:style-name="P1">Spark</text:p>
          <text:p text:style-name="P1">(BKW)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cm" svg:y1="14.034cm" svg:x2="19.5cm" svg:y2="14.034cm">
          <text:p text:style-name="P1"/>
          <text:p text:style-name="P1">RESTful: 80</text:p>
        </draw:line>
        <draw:custom-shape draw:style-name="gr6" draw:text-style-name="P1" draw:layer="layout" svg:width="5cm" svg:height="4.034cm" svg:x="19.5cm" svg:y="11cm">
          <text:p text:style-name="P1">edge nod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5cm" svg:height="2.534cm" svg:x="19.5cm" svg:y="12.5cm">
          <text:p text:style-name="P1">Application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5cm" svg:height="2.5cm" svg:x="13.5cm" svg:y="10.5cm">
          <text:p text:style-name="P1">load balance</text:p>
          <text:p text:style-name="P1">high availability</text:p>
          <text:p text:style-name="P1">etc.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5.7cm" svg:y1="13cm" svg:x2="15.7cm" svg:y2="14.034cm">
          <text:p/>
        </draw:line>
        <draw:custom-shape draw:style-name="gr10" draw:text-style-name="P1" draw:layer="layout" svg:width="3cm" svg:height="3cm" svg:x="1.5cm" svg:y="1.5cm">
          <text:p text:style-name="P1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cm" svg:height="3cm" svg:x="1.5cm" svg:y="9cm">
          <text:p text:style-name="P1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4.5cm" svg:y1="3cm" svg:x2="6.5cm" svg:y2="3cm">
          <text:p text:style-name="P1"/>
        </draw:line>
        <draw:line draw:style-name="gr12" draw:text-style-name="P2" draw:layer="layout" svg:x1="4.5cm" svg:y1="10.5cm" svg:x2="6.5cm" svg:y2="10.5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16:07:09.231019073</meta:creation-date>
    <meta:editing-cycles>2</meta:editing-cycles>
    <meta:editing-duration>PT1H30M22S</meta:editing-duration>
    <meta:generator>LibreOffice/5.1.4.2$Linux_X86_64 LibreOffice_project/10m0$Build-2</meta:generator>
    <dc:title>Default</dc:title>
    <meta:initial-creator>Derrick Oswald</meta:initial-creator>
    <dc:date>2016-07-15T18:27:57.457977421</dc:date>
    <dc:creator>Derrick Oswald</dc:creator>
    <meta:document-statistic meta:object-count="39"/>
  </office:meta>
</office:document-meta>
</file>